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3c4cb" officeooo:paragraph-rsid="0013c4cb"/>
    </style:style>
    <style:style style:name="P2" style:family="paragraph" style:parent-style-name="Standard">
      <style:paragraph-properties fo:break-before="pag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1.695cm" svg:y="1.071cm" svg:width="5.932cm" svg:height="5.667cm" draw:z-index="0"><draw:text-box draw:chain-next-name="Frame2"><text:section text:style-name="Sect1" text:name="Section1"><text:p text:style-name="P1">1</text:p><text:p text:style-name="P1">2</text:p><text:p text:style-name="P1">3</text:p><text:p text:style-name="P1">4</text:p><text:p text:style-name="P1">5</text:p><text:p text:style-name="P1">6</text:p><text:p text:style-name="P1">7</text:p><text:p text:style-name="P1">8</text:p><text:p text:style-name="P1">9</text:p><text:p text:style-name="P1">10</text:p><text:p text:style-name="P1">11</text:p><text:p text:style-name="P1">12</text:p><text:p text:style-name="P1">13</text:p><text:p text:style-name="P1">14</text:p><text:p text:style-name="P1">15</text:p><text:p text:style-name="P1">16</text:p><text:p text:style-name="P1">17</text:p><text:p text:style-name="P1">18</text:p><text:p text:style-name="P1">19</text:p><text:p text:style-name="P1">20</text:p><text:p text:style-name="P1">21</text:p><text:p text:style-name="P1">22</text:p><text:p text:style-name="P1">23</text:p><text:p text:style-name="P1">24</text:p><text:p text:style-name="P1">25</text:p><text:p text:style-name="P1">26</text:p><text:p text:style-name="P1">27</text:p><text:p text:style-name="P1">28</text:p><text:p text:style-name="P1">29</text:p><text:p text:style-name="P1">30</text:p><text:p text:style-name="P1">31</text:p><text:p text:style-name="P1">32</text:p><text:p text:style-name="P1">33</text:p><text:p text:style-name="P1">34</text:p><text:p text:style-name="P1">35</text:p><text:p text:style-name="P1">36</text:p><text:p text:style-name="P1">37</text:p><text:p text:style-name="P1">38</text:p><text:p text:style-name="P1">39</text:p><text:p text:style-name="P1">40</text:p><text:p text:style-name="P1">41</text:p><text:p text:style-name="P1">42</text:p><text:p text:style-name="P1">43</text:p><text:p text:style-name="P1">44</text:p><text:p text:style-name="P1">45</text:p><text:p text:style-name="P1">46</text:p><text:p text:style-name="P1">47</text:p><text:p text:style-name="P1">48</text:p><text:p text:style-name="P1">49</text:p></text:section><text:p text:style-name="Frame_20_contents"/></draw:text-box></draw:frame><draw:frame draw:style-name="fr1" draw:name="Frame2" text:anchor-type="paragraph" svg:x="5.51cm" svg:y="10.199cm" svg:width="7.452cm" svg:height="6.417cm" draw:z-index="1"><draw:text-box draw:chain-next-name="Frame3"><text:p text:style-name="Frame_20_contents"/></draw:text-box></draw:frame></text:p>
      <text:p text:style-name="P2"><draw:frame draw:style-name="fr1" draw:name="Frame3" text:anchor-type="paragraph" svg:x="3.503cm" svg:y="1.272cm" svg:width="10.694cm" draw:z-index="2"><draw:text-box fo:min-height="7.673cm"><text:p text:style-name="Frame_20_contents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8:08:38.429378185</meta:creation-date>
    <dc:date>2023-07-21T18:11:36.510676706</dc:date>
    <meta:editing-duration>PT2M58S</meta:editing-duration>
    <meta:editing-cycles>1</meta:editing-cycles>
    <meta:document-statistic meta:table-count="0" meta:image-count="0" meta:object-count="0" meta:page-count="2" meta:paragraph-count="49" meta:word-count="49" meta:character-count="89" meta:non-whitespace-character-count="89"/>
    <meta:generator>LibreOffice/7.5.5.2$Linux_X86_64 LibreOffice_project/50$Build-2</meta:generator>
  </office:meta>
</office:document-meta>
</file>